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left="0cm" fo:margin-right="0.079cm" fo:margin-top="0cm" fo:margin-bottom="0cm" loext:contextual-spacing="false" fo:text-indent="0cm" style:auto-text-indent="false"/>
    </style:style>
    <style:style style:name="P3" style:family="paragraph" style:parent-style-name="Text_20_body">
      <style:paragraph-properties fo:break-before="page"/>
    </style:style>
    <style:style style:name="P4" style:family="paragraph" style:parent-style-name="Preformatted_20_Text">
      <style:paragraph-properties fo:margin-top="0cm" fo:margin-bottom="0.499cm" loext:contextual-spacing="false" fo:text-align="start" style:justify-single-word="false" style:writing-mode="lr-tb"/>
      <style:text-properties fo:language="es" fo:country="ES"/>
    </style:style>
    <style:style style:name="P5" style:family="paragraph" style:parent-style-name="Preformatted_20_Text">
      <style:paragraph-properties fo:text-align="start" style:justify-single-word="false" style:writing-mode="lr-tb"/>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Learn Sass</text:p>
      <text:h text:style-name="Heading_20_1" text:outline-level="1">Refactor CSS to SCSS</text:h>
      <text:p text:style-name="Text_20_body">The band at Common Cents Party wants to update their codebase by upgrading from old standard CSS— which is hard to maintain and ever-growing in complexity— to the more efficent and organized SCSS. Your first order of business is to help them refactor their code by nesting selectors and identifying variables. Let's get started!</text:p>
      <text:p text:style-name="P2">Mark the tasks as complete by checking them off</text:p>
      <text:p text:style-name="Text_20_body">1. Analyze the <text:span text:style-name="Strong_20_Emphasis">index.html</text:span> and <text:span text:style-name="Strong_20_Emphasis">shows.html</text:span> documents. The DOM relationships will help you decide how to nest your selectors. Take a look inside of <text:span text:style-name="Strong_20_Emphasis">style.scss</text:span>, paste in the entire contents of <text:span text:style-name="Strong_20_Emphasis">style.css</text:span> so we can begin refactoring.</text:p>
      <text:p text:style-name="Text_20_body">2. Let's start by defining variables to improve the readability of the codebase. At the top of the <text:span text:style-name="Strong_20_Emphasis">style.scss</text:span> file, create a variable for every Hex value. Reference these variables where the Hex values used to appear. </text:p>
      <text:p text:style-name="Text_20_body">3. When first nesting selectors, it's always best to start with the big picture. Look inside of <text:span text:style-name="Strong_20_Emphasis">shows.html</text:span> and <text:span text:style-name="Strong_20_Emphasis">index.html</text:span>. What is the outermost element in both files and what are its direct children? Start by nesting these selectors along with their properties in <text:span text:style-name="Strong_20_Emphasis">style.scss</text:span></text:p>
      <text:p text:style-name="Text_20_body">4. Next, trickle down the DOM tree and focus solely on the <text:span text:style-name="Source_20_Text">.nav</text:span> selector. What elements are direct children of this element? In <text:span text:style-name="Strong_20_Emphasis">style.scss</text:span>, nest the selectors and their properties appropriately.</text:p>
      <text:p text:style-name="Text_20_body">5. Let's move down to the <text:span text:style-name="Source_20_Text">.main</text:span> element. What elements are first descendants of <text:span text:style-name="Source_20_Text">.main</text:span>? In <text:span text:style-name="Source_20_Text">style.scss</text:span>, nest these selectors accordingly. </text:p>
      <text:p text:style-name="Text_20_body">6. Do any of first descendents of <text:span text:style-name="Source_20_Text">.nav</text:span> or <text:span text:style-name="Source_20_Text">.main</text:span> have descendents with properties? In <text:span text:style-name="Source_20_Text">style.scss</text:span>, nest <text:span text:style-name="Source_20_Text">li</text:span> and its properties inside of <text:span text:style-name="Source_20_Text">ul</text:span>.</text:p>
      <text:p text:style-name="Text_20_body">7. Let's pause and recollect. Do you notice any value that repeats itself over and over again inside of <text:span text:style-name="Source_20_Text">.main</text:span>? </text:p>
      <text:p text:style-name="Text_20_body">If you look closely you will see that <text:span text:style-name="Source_20_Text">padding-left: 30px</text:span> is an attribute of every <text:span text:style-name="Source_20_Text">direct</text:span> child of <text:span text:style-name="Source_20_Text">.main</text:span>. </text:p>
      <text:p text:style-name="Text_20_body">There's a shorthand CSS selector for applying a property to all direct children. Add the <text:span text:style-name="Source_20_Text">&gt; *</text:span> selector and define the property these elements have in common. Now that you've done this you can remove <text:span text:style-name="Source_20_Text">padding-left: 30px;</text:span> everywhere else.</text:p>
      <text:p text:style-name="Text_20_body"/>
      <text:p text:style-name="P3"/>
      <text:p text:style-name="P5"><text:bookmark text:name="tw-target-text"/>La banda en Common Cents Party desea actualizar su base de código actualizando desde el antiguo estándar CSS, que es difícil de mantener y en constante crecimiento en complejidad, para lograr un SCSS más eficiente y organizado. Su primer objetivo es ayudarlos a refactorizar su código anidando selectores e identificando variables. ¡Empecemos!</text:p>
      <text:p text:style-name="P5">Marque las tareas como completas marcándolas.</text:p>
      <text:p text:style-name="P5">1. Analizar los documentos index.html y shows.html. Las relaciones DOM le ayudarán a decidir cómo anidar sus selectores. Eche un vistazo dentro de style.scss, pegue todo el contenido de style.css para que podamos comenzar a refactorizar.</text:p>
      <text:p text:style-name="P5">2. Comencemos por definir variables para mejorar la legibilidad del código base. En la parte superior del archivo style.scss, cree una variable para cada valor Hex. Haga referencia a estas variables donde solían aparecer los valores Hex.</text:p>
      <text:p text:style-name="P5">3. Cuando se hacen los primeros selectores de anidamiento, siempre es mejor comenzar con el panorama general. Mira dentro de shows.html y index.html. ¿Cuál es el elemento más externo en ambos archivos y cuáles son sus hijos directos? Comience por anidar estos selectores junto con sus propiedades en style.scss</text:p>
      <text:p text:style-name="P5">4. A continuación, filtre hacia abajo el árbol DOM y céntrese únicamente en el selector de .nav. ¿Qué elementos son hijos directos de este elemento? En style.scss, anide apropiadamente los selectores y sus propiedades.</text:p>
      <text:p text:style-name="P5">5. Vayamos al elemento .main. ¿Qué elementos son los primeros descendientes de .main? En style.scss, anida estos selectores en consecuencia.</text:p>
      <text:p text:style-name="P5">6. ¿Alguno de los primeros descendientes de .nav o .main tiene descendientes con propiedades? En style.scss, anida li y sus propiedades dentro de ul.</text:p>
      <text:p text:style-name="P5">7. Hagamos una pausa y recordemos. ¿Notan algún valor que se repite una y otra vez dentro de .main?</text:p>
      <text:p text:style-name="P5">Si observas detenidamente, verás que padding-left: 30px es un atributo de cada hijo directo de .main.</text:p>
      <text:p text:style-name="P4">Hay un selector CSS abreviado para aplicar una propiedad a todos los hijos directos. Agregue el selector&gt; * y defina la propiedad que estos elementos tienen en común. Ahora que has hecho esto puedes eliminar padding-left: 30px; en todos lado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21:28:27.639413864</meta:creation-date>
    <dc:date>2018-12-03T20:21:39.416000000</dc:date>
    <meta:editing-duration>PT24M44S</meta:editing-duration>
    <meta:editing-cycles>3</meta:editing-cycles>
    <meta:generator>LibreOffice/6.0.5.2$Windows_X86_64 LibreOffice_project/54c8cbb85f300ac59db32fe8a675ff7683cd5a16</meta:generator>
    <meta:document-statistic meta:table-count="0" meta:image-count="0" meta:object-count="0" meta:page-count="2" meta:paragraph-count="24" meta:word-count="675" meta:character-count="4164" meta:non-whitespace-character-count="3509"/>
  </office:meta>
</office:document-meta>
</file>